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left" draw:textarea-vertical-align="top" draw:auto-grow-height="false"/>
    </style:style>
    <style:style style:name="gr2" style:family="graphic" style:parent-style-name="standard">
      <style:graphic-properties draw:fill-color="#cccccc" draw:textarea-horizontal-align="left" draw:textarea-vertical-align="top" draw:auto-grow-height="false" draw:shadow-offset-x="0.203cm" draw:shadow-offset-y="0.203cm"/>
    </style:style>
    <style:style style:name="gr3" style:family="graphic" style:parent-style-name="standard">
      <style:graphic-properties draw:fill-color="#b3b3b3" draw:textarea-horizontal-align="left" draw:textarea-vertical-align="top" draw:auto-grow-height="false" fo:min-height="0cm" fo:min-width="0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779cm" svg:x="1cm" svg:y="9.509cm">
          <text:p text:style-name="P1"><text:span text:style-name="T1">MiXi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15cm" svg:height="7.366cm" svg:x="1.762cm" svg:y="11.287cm">
          <text:p text:style-name="P2"><text:span text:style-name="T2">Base Framework</text:span></text:p>
          <text:p text:style-name="P2"><text:span text:style-name="T3"/></text:p>
          <text:p text:style-name="P2"><text:span text:style-name="T3">Módulo Utility</text:span></text:p>
          <text:p text:style-name="P2"><text:span text:style-name="T3">Módulo Mobility</text:span></text:p>
          <text:p text:style-name="P2"><text:span text:style-name="T3">Gestão de Ligações</text:span></text:p>
          <text:p text:style-name="P2"><text:span text:style-name="T3">Camada PHY Base</text:span></text:p>
          <text:p text:style-name="P2"><text:span text:style-name="T3">Modelos Analógicos</text:span></text:p>
          <text:p text:style-name="P2"><text:span text:style-name="T3">Decider</text:span></text:p>
          <text:p text:style-name="P2"><text:span text:style-name="T3">Timer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1.303cm" svg:height="5.207cm" svg:x="8.62cm" svg:y="12.938cm">
          <text:p text:style-name="P2"><text:span text:style-name="T4">Protocol Library</text:span></text:p>
          <text:p text:style-name="P2"/>
          <text:p text:style-name="P2"><text:span text:style-name="T5">MAC Protocols</text:span></text:p>
          <text:p text:style-name="P2"><text:span text:style-name="T5">Network Layer Protocols</text:span></text:p>
          <text:p text:style-name="P2"><text:span text:style-name="T5">Mobility Models</text:span></text:p>
          <text:p text:style-name="P2"><text:span text:style-name="T5">Application Layer</text:span></text:p>
          <text:p text:style-name="P2"><text:span text:style-name="T5">Battery Models</text:span></text:p>
          <text:p text:style-name="P2"><text:span text:style-name="T5">Localiz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8T01:09:10</meta:creation-date>
    <dc:date>2012-10-28T01:39:50</dc:date>
    <dc:creator>mnobrega </dc:creator>
    <meta:editing-duration>PT15M20S</meta:editing-duration>
    <meta:editing-cycles>3</meta:editing-cycles>
    <meta:generator>LibreOffice/3.5$Linux_X86_64 LibreOffice_project/350m1$Build-2</meta:generator>
    <meta:document-statistic meta:object-count="3"/>
  </office:meta>
</office:document-meta>
</file>